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ustomers-who-never-order/" text:style-name="Internet_20_link" text:visited-style-name="Visited_20_Internet_20_Link"><text:span text:style-name="T1">183. Customers Who Never Order</text:span></text:a></text:p>
      <text:section text:style-name="Sect1" text:name="headlessui-popover-button-:rb:">
        <text:p text:style-name="Standard"/>
      </text:section>
      <text:p text:style-name="P4">Easy</text:p>
      <text:p text:style-name="P4">2.3K</text:p>
      <text:p text:style-name="P4">119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Customer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id <text:s text:c="9"/>| int <text:s text:c="4"/>|</text:p>
      <text:p text:style-name="P2">| name <text:s text:c="7"/>| varchar |</text:p>
      <text:p text:style-name="P2">+-------------+---------+</text:p>
      <text:p text:style-name="P2">id is the primary key (column with unique values) for this table.</text:p>
      <text:p text:style-name="P1">Each row of this table indicates the ID and name of a customer.</text:p>
      <text:p text:style-name="P6"> </text:p>
      <text:p text:style-name="P7"><text:span text:style-name="T1">Table: </text:span><text:span text:style-name="Source_20_Text"><text:span text:style-name="T2">Orders</text:span></text:span></text:p>
      <text:p text:style-name="P2">+-------------+------+</text:p>
      <text:p text:style-name="P2">| Column Name | Type |</text:p>
      <text:p text:style-name="P2">+-------------+------+</text:p>
      <text:p text:style-name="P2">| id <text:s text:c="9"/>| int <text:s/>|</text:p>
      <text:p text:style-name="P2">| customerId <text:s/>| int <text:s/>|</text:p>
      <text:p text:style-name="P2">+-------------+------+</text:p>
      <text:p text:style-name="P2">id is the primary key (column with unique values) for this table.</text:p>
      <text:p text:style-name="P2">customerId is a foreign key (reference columns) of the ID from the Customers table.</text:p>
      <text:p text:style-name="P1">Each row of this table indicates the ID of an order and the ID of the customer who ordered it.</text:p>
      <text:p text:style-name="P6"> </text:p>
      <text:p text:style-name="P6">Write a solution to find all customers who never order anything.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Customers table:</text:p>
      <text:p text:style-name="P2"><text:soft-page-break/>+----+-------+</text:p>
      <text:p text:style-name="P2">| id | name <text:s/>|</text:p>
      <text:p text:style-name="P2">+----+-------+</text:p>
      <text:p text:style-name="P2">| 1 <text:s/>| Joe <text:s text:c="2"/>|</text:p>
      <text:p text:style-name="P2">| 2 <text:s/>| Henry |</text:p>
      <text:p text:style-name="P2">| 3 <text:s/>| Sam <text:s text:c="2"/>|</text:p>
      <text:p text:style-name="P2">| 4 <text:s/>| Max <text:s text:c="2"/>|</text:p>
      <text:p text:style-name="P2">+----+-------+</text:p>
      <text:p text:style-name="P2">Orders table:</text:p>
      <text:p text:style-name="P2">+----+------------+</text:p>
      <text:p text:style-name="P2">| id | customerId |</text:p>
      <text:p text:style-name="P2">+----+------------+</text:p>
      <text:p text:style-name="P2">| 1 <text:s/>| 3 <text:s text:c="9"/>|</text:p>
      <text:p text:style-name="P2">| 2 <text:s/>| 1 <text:s text:c="9"/>|</text:p>
      <text:p text:style-name="P2">+----+------------+</text:p>
      <text:p text:style-name="P3"><text:span text:style-name="Strong_20_Emphasis"><text:span text:style-name="T1">Output:</text:span></text:span><text:span text:style-name="T1"> </text:span></text:p>
      <text:p text:style-name="P2">+-----------+</text:p>
      <text:p text:style-name="P2">| Customers |</text:p>
      <text:p text:style-name="P2">+-----------+</text:p>
      <text:p text:style-name="P2">| Henry <text:s text:c="4"/>|</text:p>
      <text:p text:style-name="P2">| Max <text:s text:c="6"/>|</text:p>
      <text:p text:style-name="P1">+-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4T14:06:04.574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7" meta:word-count="245" meta:character-count="1262" meta:non-whitespace-character-count="1017"/>
  </office:meta>
</office:document-meta>
</file>